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78b" officeooo:paragraph-rsid="000c578b"/>
    </style:style>
    <style:style style:name="P2" style:family="paragraph" style:parent-style-name="Standard">
      <style:text-properties fo:font-size="20pt" officeooo:rsid="000c578b" officeooo:paragraph-rsid="000c578b" style:font-size-asian="20pt" style:font-size-complex="20pt"/>
    </style:style>
    <style:style style:name="P3" style:family="paragraph" style:parent-style-name="Standard">
      <style:text-properties fo:font-size="18pt" officeooo:rsid="000c578b" officeooo:paragraph-rsid="000c578b" style:font-size-asian="18pt" style:font-size-complex="18pt"/>
    </style:style>
    <style:style style:name="T1" style:family="text">
      <style:text-properties officeooo:rsid="000cbdbd"/>
    </style:style>
    <style:style style:name="T2" style:family="text">
      <style:text-properties officeooo:rsid="000e81c4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0e81c4" style:font-size-asian="16pt" style:font-size-complex="16pt"/>
    </style:style>
    <style:style style:name="T5" style:family="text">
      <style:text-properties fo:font-size="16pt" officeooo:rsid="0011bcf9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odyclopedia is a web application that allow us to share with people ingredients <text:span text:style-name="T1">history and even benefits and so on</text:span></text:p>
      <text:p text:style-name="P1"/>
      <text:p text:style-name="P3">Waterfall:</text:p>
      <text:p text:style-name="P1"><text:span text:style-name="T4">requirements:</text:span></text:p>
      <text:p text:style-name="P1"><text:span text:style-name="T4"><text:tab/></text:span><text:span text:style-name="T5">this app should:</text:span></text:p>
      <text:p text:style-name="P1"><text:span text:style-name="T5">- be easy to use</text:span></text:p>
      <text:p text:style-name="P1"><text:span text:style-name="T5">-give the user ability to share information about foods</text:span></text:p>
      <text:p text:style-name="P1"><text:span text:style-name="T5">-</text:span></text:p>
      <text:p text:style-name="P1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6T23:15:30.013096491</meta:creation-date>
    <dc:date>2022-06-27T19:39:16.251138771</dc:date>
    <meta:editing-duration>PT54M7S</meta:editing-duration>
    <meta:editing-cycles>1</meta:editing-cycles>
    <meta:document-statistic meta:table-count="0" meta:image-count="0" meta:object-count="0" meta:page-count="1" meta:paragraph-count="7" meta:word-count="40" meta:character-count="229" meta:non-whitespace-character-count="195"/>
    <meta:generator>LibreOffice/6.4.7.2$Linux_X86_64 LibreOffice_project/40$Build-2</meta:generator>
  </office:meta>
</office:document-meta>
</file>